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Jakub Nowosielski" table:style-name="ta1">
        <table:shapes>
          <draw:frame draw:z-index="0" draw:style-name="gr1" draw:text-style-name="P1" svg:width="282.06mm" svg:height="165.14mm" svg:x="32.38mm" svg:y="4.52mm">
            <draw:object draw:notify-on-update-of-ranges="'TreeSize-Jakub Nowosielski'.A1:'TreeSize-Jakub Nowosielski'.A1200 'TreeSize-Jakub Nowosielski'.B1:'TreeSize-Jakub Nowosiel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07" calcext:value-type="float">
            <text:p>38,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09" calcext:value-type="float">
            <text:p>37,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279" calcext:value-type="float">
            <text:p>36,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751" calcext:value-type="float">
            <text:p>34,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4" calcext:value-type="float">
            <text:p>34,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884" calcext:value-type="float">
            <text:p>34,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23:50.87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24:09.403000000</dc:date>
    <meta:editing-duration>PT21M18S</meta:editing-duration>
    <meta:editing-cycles>5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4" chart:maximum="39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07cm" svg:height="16.515cm" xlink:href=".." xlink:type="simple" chart:class="chart:scatter" chart:style-name="ch1">
        <chart:plot-area chart:style-name="ch2" table:cell-range-address="'TreeSize-Jakub Nowosielski'.A1:'TreeSize-Jakub Nowosielski'.B1200" svg:x="0.564cm" svg:y="0.33cm" svg:width="27.079cm" svg:height="15.855cm">
          <chartooo:coordinate-region svg:x="1.196cm" svg:y="0.33cm" svg:width="26.255cm" svg:height="15.2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Jakub Nowosielski'.B1:'TreeSize-Jakub Nowosielski'.B1200" chart:class="chart:scatter">
            <chart:domain table:cell-range-address="'TreeSize-Jakub Nowosielski'.A1:'TreeSize-Jakub Nowosiel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eeSize-Jakub Nowosielski'.A1:'TreeSize-Jakub Nowosielski'.A1200</svg:desc>
                </draw:g>
              </table:table-cell>
              <table:table-cell office:value-type="float" office:value="38.007">
                <text:p>38.007</text:p>
                <draw:g>
                  <svg:desc>'TreeSize-Jakub Nowosielski'.B1:'TreeSize-Jakub Nowosiel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">
                <text:p>10</text:p>
              </table:table-cell>
              <table:table-cell office:value-type="float" office:value="38.007">
                <text:p>38.0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">
                <text:p>10</text:p>
              </table:table-cell>
              <table:table-cell office:value-type="float" office:value="37.409">
                <text:p>37.4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">
                <text:p>10</text:p>
              </table:table-cell>
              <table:table-cell office:value-type="float" office:value="36.279">
                <text:p>36.27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">
                <text:p>10</text:p>
              </table:table-cell>
              <table:table-cell office:value-type="float" office:value="34.817">
                <text:p>34.8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  <table:table-cell office:value-type="float" office:value="34.751">
                <text:p>34.7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  <table:table-cell office:value-type="float" office:value="34.684">
                <text:p>34.6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34.884">
                <text:p>34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